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2.286cm" svg:x="15.095cm" svg:y="80.24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2" draw:layer="layout" svg:width="2.149cm" svg:height="1.195cm" svg:x="19.931cm" svg:y="80.83cm">
          <draw:text-box>
            <text:p text:style-name="P2"><text:span text:style-name="T1">prev</text:span></text:p>
          </draw:text-box>
        </draw:frame>
        <draw:frame draw:style-name="gr2" draw:text-style-name="P2" draw:layer="layout" svg:width="1.963cm" svg:height="1.195cm" svg:x="16.689cm" svg:y="80.704cm">
          <draw:text-box>
            <text:p text:style-name="P2"><text:span text:style-name="T1">root</text:span></text:p>
          </draw:text-box>
        </draw:frame>
        <draw:custom-shape draw:style-name="gr1" draw:text-style-name="P1" draw:layer="layout" svg:width="1.016cm" svg:height="2.286cm" svg:x="3.286cm" svg:y="3.9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3" draw:layer="layout" svg:width="1.285cm" svg:height="1.83cm" svg:x="8.122cm" svg:y="4.505cm">
          <draw:text-box>
            <text:p text:style-name="P3"><text:span text:style-name="T2">p</text:span></text:p>
          </draw:text-box>
        </draw:frame>
        <draw:frame draw:style-name="gr2" draw:text-style-name="P3" draw:layer="layout" svg:width="0.972cm" svg:height="1.83cm" svg:x="4.88cm" svg:y="4.379cm">
          <draw:text-box>
            <text:p text:style-name="P3"><text:span text:style-name="T2">r</text:span></text:p>
          </draw:text-box>
        </draw:frame>
        <draw:custom-shape draw:style-name="gr1" draw:text-style-name="P1" draw:layer="layout" svg:width="1.016cm" svg:height="2.413cm" svg:x="15.984cm" svg:y="93.074cm">
          <text:p/>
          <draw:enhanced-geometry svg:viewBox="0 0 21600 21600" draw:glue-points="0 0 0 21600 21600 10800" draw:text-areas="0 ?f9 7800 ?f10" draw:type="right-brace" draw:modifiers="1800 10629.9917149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4" draw:layer="layout" svg:width="2.921cm" svg:height="2.921cm" svg:x="40.624cm" svg:y="7.731cm">
          <text:p text:style-name="P1"><text:span text:style-name="T3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921cm" svg:height="2.921cm" svg:x="14.968cm" svg:y="76.183cm">
          <text:p text:style-name="P1"><text:span text:style-name="T3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921cm" svg:height="2.921cm" svg:x="19.159cm" svg:y="86.978cm">
          <text:p text:style-name="P1"><text:span text:style-name="T3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921cm" svg:height="2.921cm" svg:x="31.607cm" svg:y="14.462cm">
          <text:p text:style-name="P1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921cm" svg:height="2.921cm" svg:x="44.18cm" svg:y="14.716cm">
          <text:p text:style-name="P1"><text:span text:style-name="T3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921cm" svg:height="2.921cm" svg:x="38.211cm" svg:y="14.589cm">
          <text:p text:style-name="P1"><text:span text:style-name="T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921cm" svg:height="2.921cm" svg:x="9.001cm" svg:y="51.546cm">
          <text:p text:style-name="P1"><text:span text:style-name="T3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6cm" svg:height="2.286cm" svg:x="8.872cm" svg:y="56.6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3" draw:layer="layout" svg:width="1.285cm" svg:height="1.83cm" svg:x="13.708cm" svg:y="57.209cm">
          <draw:text-box>
            <text:p text:style-name="P3"><text:span text:style-name="T2">p</text:span></text:p>
          </draw:text-box>
        </draw:frame>
        <draw:frame draw:style-name="gr2" draw:text-style-name="P3" draw:layer="layout" svg:width="1.755cm" svg:height="1.83cm" svg:x="10.466cm" svg:y="57.083cm">
          <draw:text-box>
            <text:p text:style-name="P3"><text:span text:style-name="T2">r.r</text:span></text:p>
          </draw:text-box>
        </draw:frame>
        <draw:custom-shape draw:style-name="gr3" draw:text-style-name="P4" draw:layer="layout" svg:width="2.921cm" svg:height="2.921cm" svg:x="25.384cm" svg:y="14.335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6cm" svg:height="2.286cm" svg:x="19.033cm" svg:y="83.4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1.016cm" svg:height="2.413cm" svg:x="20.43cm" svg:y="83.422cm">
          <text:p/>
          <draw:enhanced-geometry svg:viewBox="0 0 21600 21600" draw:glue-points="0 0 0 21600 21600 10800" draw:text-areas="0 ?f9 7800 ?f10" draw:type="right-brace" draw:modifiers="1800 10629.9917149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1" draw:layer="layout" svg:width="1.016cm" svg:height="2.413cm" svg:x="9.606cm" svg:y="96.23cm">
          <text:p/>
          <draw:enhanced-geometry svg:viewBox="0 0 21600 21600" draw:glue-points="0 0 0 21600 21600 10800" draw:text-areas="0 ?f9 7800 ?f10" draw:type="right-brace" draw:modifiers="1800 10629.9917149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4" draw:layer="layout" svg:width="2.921cm" svg:height="2.921cm" svg:x="28.813cm" svg:y="7.831cm">
          <text:p text:style-name="P1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6cm" svg:height="2.286cm" svg:x="14.334cm" svg:y="60.0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3" draw:layer="layout" svg:width="1.285cm" svg:height="1.83cm" svg:x="19.17cm" svg:y="60.637cm">
          <draw:text-box>
            <text:p text:style-name="P3"><text:span text:style-name="T2">p</text:span></text:p>
          </draw:text-box>
        </draw:frame>
        <draw:frame draw:style-name="gr4" draw:text-style-name="P3" draw:layer="layout" svg:width="2.382cm" svg:height="1.83cm" svg:x="15.859cm" svg:y="60.257cm">
          <draw:text-box>
            <text:p text:style-name="P3"><text:span text:style-name="T2">r.r.l</text:span></text:p>
          </draw:text-box>
        </draw:frame>
        <draw:custom-shape draw:style-name="gr1" draw:text-style-name="P1" draw:layer="layout" svg:width="1.016cm" svg:height="2.413cm" svg:x="15.223cm" svg:y="72.881cm">
          <text:p/>
          <draw:enhanced-geometry svg:viewBox="0 0 21600 21600" draw:glue-points="0 0 0 21600 21600 10800" draw:text-areas="0 ?f9 7800 ?f10" draw:type="right-brace" draw:modifiers="1800 10629.9917149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4" draw:layer="layout" svg:width="2.921cm" svg:height="2.921cm" svg:x="18.398cm" svg:y="66.785cm">
          <text:p text:style-name="P1"><text:span text:style-name="T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6cm" svg:height="2.286cm" svg:x="19.795cm" svg:y="90.81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1.016cm" svg:height="2.413cm" svg:x="21.193cm" svg:y="90.788cm">
          <text:p/>
          <draw:enhanced-geometry svg:viewBox="0 0 21600 21600" draw:glue-points="0 0 0 21600 21600 10800" draw:text-areas="0 ?f9 7800 ?f10" draw:type="right-brace" draw:modifiers="1800 10629.9917149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1" draw:layer="layout" svg:width="1.016cm" svg:height="2.286cm" svg:x="14.209cm" svg:y="31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1.016cm" svg:height="2.413cm" svg:x="15.098cm" svg:y="43.927cm">
          <text:p/>
          <draw:enhanced-geometry svg:viewBox="0 0 21600 21600" draw:glue-points="0 0 0 21600 21600 10800" draw:text-areas="0 ?f9 7800 ?f10" draw:type="right-brace" draw:modifiers="1800 10629.9917149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4" draw:layer="layout" svg:width="2.921cm" svg:height="2.921cm" svg:x="14.082cm" svg:y="27.036cm">
          <text:p text:style-name="P1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921cm" svg:height="2.921cm" svg:x="18.273cm" svg:y="37.831cm">
          <text:p text:style-name="P1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6cm" svg:height="2.286cm" svg:x="7.986cm" svg:y="7.47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3" draw:layer="layout" svg:width="1.285cm" svg:height="1.83cm" svg:x="12.822cm" svg:y="8.062cm">
          <draw:text-box>
            <text:p text:style-name="P3"><text:span text:style-name="T2">p</text:span></text:p>
          </draw:text-box>
        </draw:frame>
        <draw:frame draw:style-name="gr2" draw:text-style-name="P3" draw:layer="layout" svg:width="0.972cm" svg:height="1.83cm" svg:x="9.58cm" svg:y="7.936cm">
          <draw:text-box>
            <text:p text:style-name="P3"><text:span text:style-name="T2">r</text:span></text:p>
          </draw:text-box>
        </draw:frame>
        <draw:custom-shape draw:style-name="gr1" draw:text-style-name="P1" draw:layer="layout" svg:width="1.016cm" svg:height="2.286cm" svg:x="18.272cm" svg:y="41.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1.016cm" svg:height="2.413cm" svg:x="25.369cm" svg:y="41.513cm">
          <text:p/>
          <draw:enhanced-geometry svg:viewBox="0 0 21600 21600" draw:glue-points="0 0 0 21600 21600 10800" draw:text-areas="0 ?f9 7800 ?f10" draw:type="right-brace" draw:modifiers="1800 10629.9917149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1" draw:layer="layout" svg:width="1.016cm" svg:height="2.413cm" svg:x="8.72cm" svg:y="47.083cm">
          <text:p/>
          <draw:enhanced-geometry svg:viewBox="0 0 21600 21600" draw:glue-points="0 0 0 21600 21600 10800" draw:text-areas="0 ?f9 7800 ?f10" draw:type="right-brace" draw:modifiers="1800 10629.9917149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1" draw:layer="layout" svg:width="1.016cm" svg:height="2.286cm" svg:x="13.448cm" svg:y="10.90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3" draw:layer="layout" svg:width="1.285cm" svg:height="1.83cm" svg:x="18.284cm" svg:y="11.49cm">
          <draw:text-box>
            <text:p text:style-name="P3"><text:span text:style-name="T2">p</text:span></text:p>
          </draw:text-box>
        </draw:frame>
        <draw:frame draw:style-name="gr2" draw:text-style-name="P3" draw:layer="layout" svg:width="0.972cm" svg:height="1.83cm" svg:x="15.042cm" svg:y="11.364cm">
          <draw:text-box>
            <text:p text:style-name="P3"><text:span text:style-name="T2">r</text:span></text:p>
          </draw:text-box>
        </draw:frame>
        <draw:custom-shape draw:style-name="gr1" draw:text-style-name="P1" draw:layer="layout" svg:width="1.016cm" svg:height="2.286cm" svg:x="18.147cm" svg:y="21.47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1.016cm" svg:height="2.413cm" svg:x="14.337cm" svg:y="23.734cm">
          <text:p/>
          <draw:enhanced-geometry svg:viewBox="0 0 21600 21600" draw:glue-points="0 0 0 21600 21600 10800" draw:text-areas="0 ?f9 7800 ?f10" draw:type="right-brace" draw:modifiers="1800 10629.9917149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4" draw:layer="layout" svg:width="2.921cm" svg:height="2.921cm" svg:x="17.512cm" svg:y="17.638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6cm" svg:height="2.286cm" svg:x="17.386cm" svg:y="14.1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1.016cm" svg:height="2.413cm" svg:x="18.783cm" svg:y="14.082cm">
          <text:p/>
          <draw:enhanced-geometry svg:viewBox="0 0 21600 21600" draw:glue-points="0 0 0 21600 21600 10800" draw:text-areas="0 ?f9 7800 ?f10" draw:type="right-brace" draw:modifiers="1800 10629.9917149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1" draw:layer="layout" svg:width="1.016cm" svg:height="2.413cm" svg:x="19.545cm" svg:y="21.448cm">
          <text:p/>
          <draw:enhanced-geometry svg:viewBox="0 0 21600 21600" draw:glue-points="0 0 0 21600 21600 10800" draw:text-areas="0 ?f9 7800 ?f10" draw:type="right-brace" draw:modifiers="1800 10629.9917149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4" draw:layer="layout" svg:width="2.921cm" svg:height="2.921cm" svg:x="34.147cm" svg:y="2.524cm">
          <text:p text:style-name="P1"><text:span text:style-name="T3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85cm" svg:height="1.83cm" svg:x="19.046cm" svg:y="31.684cm">
          <draw:text-box>
            <text:p text:style-name="P3"><text:span text:style-name="T2">p</text:span></text:p>
          </draw:text-box>
        </draw:frame>
        <draw:frame draw:style-name="gr2" draw:text-style-name="P3" draw:layer="layout" svg:width="1.285cm" svg:height="1.83cm" svg:x="23.141cm" svg:y="41.767cm">
          <draw:text-box>
            <text:p text:style-name="P3"><text:span text:style-name="T2">p</text:span></text:p>
          </draw:text-box>
        </draw:frame>
        <draw:frame draw:style-name="gr5" draw:text-style-name="P3" draw:layer="layout" svg:width="2.703cm" svg:height="1.905cm" svg:x="22.554cm" svg:y="70.876cm">
          <draw:text-box draw:corner-radius="1.202cm">
            <text:p text:style-name="P3"><text:span text:style-name="T2">r.r.l</text:span></text:p>
          </draw:text-box>
        </draw:frame>
        <draw:frame draw:style-name="gr6" draw:text-style-name="P3" draw:layer="layout" svg:width="3.682cm" svg:height="1.83cm" svg:x="18.557cm" svg:y="70.67cm">
          <draw:text-box>
            <text:p text:style-name="P3"><text:span text:style-name="T2">r.l.r.r</text:span></text:p>
          </draw:text-box>
        </draw:frame>
        <draw:custom-shape draw:style-name="gr1" draw:text-style-name="P1" draw:layer="layout" svg:width="1.016cm" svg:height="2.286cm" svg:x="17.798cm" svg:y="70.4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1.016cm" svg:height="2.413cm" svg:x="24.495cm" svg:y="70.469cm">
          <text:p/>
          <draw:enhanced-geometry svg:viewBox="0 0 21600 21600" draw:glue-points="0 0 0 21600 21600 10800" draw:text-areas="0 ?f9 7800 ?f10" draw:type="right-brace" draw:modifiers="1800 10629.9917149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layout" svg:width="0.502cm" svg:height="0.962cm" svg:x="20.05cm" svg:y="42.656cm">
          <draw:text-box>
            <text:p/>
          </draw:text-box>
        </draw:frame>
        <draw:frame draw:style-name="gr2" draw:text-style-name="P3" draw:layer="layout" svg:width="0.972cm" svg:height="1.83cm" svg:x="19.161cm" svg:y="41.842cm">
          <draw:text-box>
            <text:p text:style-name="P3">r</text:p>
          </draw:text-box>
        </draw:frame>
        <draw:frame draw:style-name="gr8" draw:text-style-name="P3" draw:layer="layout" svg:width="2.462cm" svg:height="1.83cm" svg:x="15.804cm" svg:y="31.353cm">
          <draw:text-box>
            <text:p text:style-name="P3"><text:span text:style-name="T2">r</text:span></text:p>
          </draw:text-box>
        </draw:frame>
        <draw:frame draw:style-name="gr5" draw:text-style-name="P3" draw:layer="layout" svg:width="1.964cm" svg:height="1.905cm" svg:x="22.905cm" svg:y="34.682cm">
          <draw:text-box draw:corner-radius="1.202cm">
            <text:p text:style-name="P3"><text:span text:style-name="T2">p</text:span></text:p>
          </draw:text-box>
        </draw:frame>
        <draw:frame draw:style-name="gr6" draw:text-style-name="P3" draw:layer="layout" svg:width="3.682cm" svg:height="1.83cm" svg:x="18.908cm" svg:y="34.476cm">
          <draw:text-box>
            <text:p text:style-name="P3"><text:span text:style-name="T2">r</text:span></text:p>
          </draw:text-box>
        </draw:frame>
        <draw:custom-shape draw:style-name="gr1" draw:text-style-name="P1" draw:layer="layout" svg:width="1.016cm" svg:height="2.286cm" svg:x="18.149cm" svg:y="34.3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1.016cm" svg:height="2.413cm" svg:x="24.846cm" svg:y="34.275cm">
          <text:p/>
          <draw:enhanced-geometry svg:viewBox="0 0 21600 21600" draw:glue-points="0 0 0 21600 21600 10800" draw:text-areas="0 ?f9 7800 ?f10" draw:type="right-brace" draw:modifiers="1800 10629.9917149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3" draw:layer="layout" svg:width="2.921cm" svg:height="1.905cm" svg:x="22.082cm" svg:y="63.51cm">
          <draw:text-box draw:corner-radius="1.202cm">
            <text:p text:style-name="P3"><text:span text:style-name="T2">p</text:span></text:p>
          </draw:text-box>
        </draw:frame>
        <draw:frame draw:style-name="gr6" draw:text-style-name="P3" draw:layer="layout" svg:width="3.682cm" svg:height="1.83cm" svg:x="18.651cm" svg:y="63.304cm">
          <draw:text-box>
            <text:p text:style-name="P3"><text:span text:style-name="T2">r.l.r.l</text:span></text:p>
          </draw:text-box>
        </draw:frame>
        <draw:custom-shape draw:style-name="gr1" draw:text-style-name="P1" draw:layer="layout" svg:width="1.016cm" svg:height="2.286cm" svg:x="17.892cm" svg:y="63.1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1.016cm" svg:height="2.413cm" svg:x="24.589cm" svg:y="63.103cm">
          <text:p/>
          <draw:enhanced-geometry svg:viewBox="0 0 21600 21600" draw:glue-points="0 0 0 21600 21600 10800" draw:text-areas="0 ?f9 7800 ?f10" draw:type="right-brace" draw:modifiers="1800 10629.9917149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1T00:05:04.641926000</meta:creation-date>
    <dc:date>2014-08-02T00:24:02.482779000</dc:date>
    <meta:editing-duration>P1DT13M11S</meta:editing-duration>
    <meta:editing-cycles>1</meta:editing-cycles>
    <meta:document-statistic meta:object-count="66"/>
    <meta:generator>LibreOffice/4.2.5.2$MacOSX_X86_64 LibreOffice_project/61cb170a04bb1f12e77c884eab9192be736ec5f5</meta:generator>
  </office:meta>
</office:document-meta>
</file>